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P5" style:family="paragraph" style:parent-style-name="Standard">
      <style:text-properties officeooo:rsid="001f5421" officeooo:paragraph-rsid="001f5421"/>
    </style:style>
    <style:style style:name="P6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7" style:family="paragraph" style:parent-style-name="Standard">
      <style:text-properties officeooo:rsid="0021a975" officeooo:paragraph-rsid="0021a975"/>
    </style:style>
    <style:style style:name="P8" style:family="paragraph" style:parent-style-name="Standard">
      <style:text-properties officeooo:rsid="00274a8e" officeooo:paragraph-rsid="00274a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  <style:style style:name="T6" style:family="text">
      <style:text-properties officeooo:rsid="00220592"/>
    </style:style>
    <style:style style:name="T7" style:family="text">
      <style:text-properties officeooo:rsid="00286c1d"/>
    </style:style>
    <style:style style:name="T8" style:family="text">
      <style:text-properties officeooo:rsid="002b1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text:span text:style-name="T7">3.- En LibreElec se recomienda realizar la instalación en /storage/.kodi/media/, ya que al <text:tab/>realizar backup de kodi se proteje la instalación de la epg.</text:span></text:p>
      <text:p text:style-name="P1"/>
      <text:p text:style-name="P1"><text:soft-page-break/><text:tab/></text:p>
      <text:p text:style-name="P1"/>
      <text:p text:style-name="P3"/>
      <text:p text:style-name="P3"/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5"><text:tab/><text:tab/>.- 7 <text:s text:c="4"/>– <text:s/>días a descargar <text:s/></text:p>
      <text:p text:style-name="P5"/>
      <text:p text:style-name="P4">Post-Instalación.</text:p>
      <text:p text:style-name="P7"/>
      <text:p text:style-name="P5">.- <text:span text:style-name="T5">La descarga por defecto esta programada para todos los días a las 7 de la mañana.</text:span></text:p>
      <text:p text:style-name="P5"/>
      <text:p text:style-name="P5">.- <text:span text:style-name="T5">Después de la instalación con lista de canales tienen que añadir la red/es nuevas creadas en los Adaptadores TV.</text:span></text:p>
      <text:p text:style-name="P5"/>
      <text:p text:style-name="P8">.- En LibreElec, la instalación se <text:s/><text:span text:style-name="T8">recomienda</text:span> <text:span text:style-name="T8">realizarla </text:span>en esta ruta: <text:s/>/storage/.kodi/Guiniguada -- De esta forma, cuando se <text:span text:style-name="T8">hagamos</text:span> un backup <text:span text:style-name="T8">de kodi, la epg también estara en el</text:span>, no se perderán los archivos necesarios para que <text:s/>funcione tu EPG.</text:p>
      <text:p text:style-name="P5"><text:soft-page-break/></text:p>
      <text:p text:style-name="P5">.- <text:span text:style-name="T5">En LibreElec tienen que activar el grabber en tvheadend.</text:span></text:p>
      <text:p text:style-name="P5"/>
      <text:p text:style-name="P5">.- <text:span text:style-name="T6">En LibreElec algunos canales no se mapean con la epg, la solución es ir a Configuración-Canal/EPG-Canales desmarcar el check “Mapear automaticamente epg” de los canales que no tengan datos en Fuente de guía y “Guardar”, ahora hacer el proceso inverso, volver a marcar el check y “Guardar” y se mapeara la epg en la columna Fuente de Guía.</text:span></text:p>
      <text:p text:style-name="P5"/>
      <text:p text:style-name="P5">.- <text:span text:style-name="T5">Las listas iptv no se mapean a Canales solas, tienen que ir a Muxes y mapear los canales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24T01:15:09.919727099</dc:date>
    <meta:editing-duration>PT29M1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408" meta:character-count="2683" meta:non-whitespace-character-count="2154"/>
  </office:meta>
</office:document-meta>
</file>